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rsid="001225bb" officeooo:paragraph-rsid="001225bb"/>
    </style:style>
    <style:style style:name="P2" style:family="paragraph" style:parent-style-name="Heading_20_2">
      <style:text-properties officeooo:rsid="001225bb" officeooo:paragraph-rsid="001225bb"/>
    </style:style>
    <style:style style:name="P3" style:family="paragraph" style:parent-style-name="Heading_20_2">
      <style:text-properties officeooo:paragraph-rsid="001225bb"/>
    </style:style>
    <style:style style:name="P4" style:family="paragraph" style:parent-style-name="Text_20_body">
      <style:text-properties officeooo:rsid="001225bb" officeooo:paragraph-rsid="001225bb"/>
    </style:style>
    <style:style style:name="P5" style:family="paragraph" style:parent-style-name="Text_20_body">
      <style:text-properties officeooo:rsid="001225bb" officeooo:paragraph-rsid="00140836"/>
    </style:style>
    <style:style style:name="P6" style:family="paragraph" style:parent-style-name="Text_20_body">
      <style:text-properties officeooo:rsid="00140836" officeooo:paragraph-rsid="00140836"/>
    </style:style>
    <style:style style:name="P7" style:family="paragraph" style:parent-style-name="Text_20_body">
      <style:text-properties officeooo:paragraph-rsid="00140836"/>
    </style:style>
    <style:style style:name="P8" style:family="paragraph" style:parent-style-name="Text_20_body">
      <style:text-properties officeooo:rsid="00147f51" officeooo:paragraph-rsid="00147f51"/>
    </style:style>
    <style:style style:name="T1" style:family="text">
      <style:text-properties officeooo:rsid="001225bb"/>
    </style:style>
    <style:style style:name="T2" style:family="text">
      <style:text-properties fo:font-weight="bold" style:font-weight-asian="bold" style:font-weight-complex="bold"/>
    </style:style>
    <style:style style:name="T3" style:family="text">
      <style:text-properties officeooo:rsid="0013491f"/>
    </style:style>
    <style:style style:name="T4" style:family="text">
      <style:text-properties fo:font-style="italic" officeooo:rsid="00140836" style:font-style-asian="italic" style:font-style-complex="italic"/>
    </style:style>
    <style:style style:name="T5" style:family="text">
      <style:text-properties officeooo:rsid="00140836"/>
    </style:style>
    <style:style style:name="T6" style:family="text">
      <style:text-properties officeooo:rsid="00147f5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onference submission for <text:span text:style-name="T4">The Rokers</text:span></text:h>
      <text:p text:style-name="P4">Please provide details of your presentation below. Your group will have 10 minutes to present, plus 3 minutes for questions and feedback. There will be 2 minutes between presentations in order to set up your slides. You will not have access to your email etc. on the presentation computer, <text:span text:style-name="T2">so bring your slides on a USB memory stick.</text:span></text:p>
      <text:h text:style-name="P2" text:outline-level="2">Talk title</text:h>
      <text:p text:style-name="P5">L<text:span text:style-name="T5">earning from failure? No effect of errorful generation on a cued recall test</text:span></text:p>
      <text:h text:style-name="P3" text:outline-level="2"><text:span text:style-name="T1">Authors’ names</text:span></text:h>
      <text:p text:style-name="P7"><text:span text:style-name="T5">Olivia Flack, Tessa Guest, Stephen Mackintosh, Nick Monsell, Jenni Plaisted, Kate Rodd.</text:span></text:p>
      <text:h text:style-name="P2" text:outline-level="2">Abstract</text:h>
      <text:p text:style-name="P6">Potts and Shanks (2014) reported that making mistakes improved the encoding of novel information, compared to simply studying. Following their work, our participants attempted to learn the definitions of very rare English words. During training, participants either guessed the definition (and nearly always made an error) before the correct defintion was shown, or simply studided the words. <text:span text:style-name="T6">I</text:span>n contrast to Potts and Shanks (who used a recognition test<text:span text:style-name="T6">)</text:span>, we tested memory using cued recall. <text:span text:style-name="T6">Memory performance was equivalent under guessing and studying conditions, with Bayesian evidence for the null. However, performance was also very low in both conditions (around 15% correct), implying that our result may be due to a floor effect. In future work, we plan to re-run the experiment with an easier cued recall task.</text:span></text:p>
      <text:h text:style-name="P2" text:outline-level="2">Session preference</text:h>
      <text:p text:style-name="P8">First session, pleas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Andy Wills</meta:initial-creator>
    <meta:creation-date>2019-12-06T09:08:48.700461311</meta:creation-date>
    <dc:date>2019-12-06T09:40:06.124389102</dc:date>
    <dc:creator>Andy Wills</dc:creator>
    <meta:editing-duration>PT9M59S</meta:editing-duration>
    <meta:editing-cycles>2</meta:editing-cycles>
    <meta:generator>LibreOffice/6.3.3.2$Linux_X86_64 LibreOffice_project/30$Build-2</meta:generator>
    <meta:document-statistic meta:table-count="0" meta:image-count="0" meta:object-count="0" meta:page-count="1" meta:paragraph-count="10" meta:word-count="225" meta:character-count="1424" meta:non-whitespace-character-count="1209"/>
  </office:meta>
</office:document-meta>
</file>